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5.08cm" svg:x="11.16cm" svg:y="4.81cm">
          <text:p text:style-name="P1">socc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7cm" svg:y1="9.89cm" svg:x2="23.225cm" svg:y2="16.875cm" draw:start-shape="id1" draw:start-glue-point="6" draw:end-shape="id2" draw:end-glue-point="0" svg:d="m13700 9890v3493h9525v3492">
          <text:p/>
        </draw:connector>
        <draw:custom-shape draw:style-name="gr1" draw:text-style-name="P1" xml:id="id2" draw:id="id2" draw:layer="layout" svg:width="7.62cm" svg:height="3.175cm" svg:x="19.415cm" svg:y="16.875cm">
          <text:p text:style-name="P1">Player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6cm" svg:y1="7.35cm" svg:x2="6.715cm" svg:y2="2.587cm" draw:start-shape="id1" draw:start-glue-point="5" draw:end-shape="id3" svg:d="m11160 7350h-2222v-4763h-2223">
          <text:p/>
        </draw:connector>
        <draw:custom-shape draw:style-name="gr1" draw:text-style-name="P1" xml:id="id3" draw:id="id3" draw:layer="layout" svg:width="5.08cm" svg:height="3.175cm" svg:x="1.635cm" svg:y="1cm">
          <text:p text:style-name="P1">about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9.89cm" svg:x2="5.762cm" svg:y2="15.605cm" draw:start-shape="id1" draw:end-shape="id4" draw:end-glue-point="0" svg:d="m13700 9890v2858h-7938v2857">
          <text:p/>
        </draw:connector>
        <draw:custom-shape draw:style-name="gr1" draw:text-style-name="P1" xml:id="id4" draw:id="id4" draw:layer="layout" svg:width="5.715cm" svg:height="3.81cm" svg:x="2.905cm" svg:y="15.605cm">
          <text:p text:style-name="P1">Index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24cm" svg:y1="7.35cm" svg:x2="20.685cm" svg:y2="3.222cm" draw:start-shape="id1" draw:start-glue-point="7" draw:end-shape="id5" draw:end-glue-point="3" svg:d="m16240 7350h2223v-4128h2222">
          <text:p/>
        </draw:connector>
        <draw:custom-shape draw:style-name="gr1" draw:text-style-name="P1" xml:id="id5" draw:id="id5" draw:layer="layout" svg:width="5.08cm" svg:height="3.175cm" svg:x="20.685cm" svg:y="1.635cm">
          <text:p text:style-name="P1">Link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6cm" svg:y1="7.35cm" svg:x2="6.715cm" svg:y2="9.255cm" draw:start-shape="id1" draw:end-shape="id6" svg:d="m11160 7350h-2223v1905h-2222">
          <text:p/>
        </draw:connector>
        <draw:custom-shape draw:style-name="gr1" draw:text-style-name="P1" xml:id="id6" draw:id="id6" draw:layer="layout" svg:width="5.715cm" svg:height="2.54cm" svg:x="1cm" svg:y="7.985cm">
          <text:p text:style-name="P1">Questions.htm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29.845cm" svg:height="30.845cm" svg:x="-0.905cm" svg:y="0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draw:layer="layout" svg:width="20.955cm" svg:height="5.715cm" svg:x="3.54cm" svg:y="0.365cm">
          <text:p text:style-name="P1"><text:span text:style-name="T1">Topimage.png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1.27cm" svg:x="3.54cm" svg:y="7.35cm">
          <text:p text:style-name="P1">Button1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175cm" svg:height="1.27cm" svg:x="7.985cm" svg:y="7.35cm">
          <text:p text:style-name="P1">Button2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175cm" svg:height="1.27cm" svg:x="12.43cm" svg:y="7.35cm">
          <text:p text:style-name="P1">Button3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175cm" svg:height="1.27cm" svg:x="16.875cm" svg:y="7.35cm">
          <text:p text:style-name="P1">Button4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175cm" svg:height="1.27cm" svg:x="21.32cm" svg:y="7.35cm">
          <text:p text:style-name="P1">Button5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0.955cm" svg:height="20.32cm" svg:x="3.54cm" svg:y="9.89cm">
          <text:p text:style-name="P1">blahhhblahhhblahhhblahhhblahhhblahhhblahhhblahhhblahhhblahhh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5cm" svg:height="6.35cm" svg:x="17.51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3T13:53:14</meta:creation-date>
    <dc:date>2012-04-24T11:26:07</dc:date>
    <dc:creator>student </dc:creator>
    <meta:editing-duration>PT54M6S</meta:editing-duration>
    <meta:editing-cycles>5</meta:editing-cycles>
    <meta:generator>LibreOffice/3.3$Linux LibreOffice_project/330m19$Build-202</meta:generator>
    <meta:document-statistic meta:object-count="20"/>
  </office:meta>
</office:document-meta>
</file>